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Lucida Sans Unicode" svg:font-family="'Lucida Sans Unicode'" style:font-family-generic="swiss"/>
    <style:font-face style:name="Times New Roman" svg:font-family="'Times New Roman'" style:font-family-generic="roman" style:font-pitch="variable"/>
    <style:font-face style:name="Times New Roman1" svg:font-family="'Times New Roman'" style:font-adornments="Corsivo"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fo:font-size="14pt" style:font-size-asian="14pt" style:font-size-complex="14pt"/>
    </style:style>
    <style:style style:name="P2" style:family="paragraph" style:parent-style-name="Standard">
      <style:text-properties fo:color="#314004" style:font-name="Times New Roman1" fo:font-size="14pt" style:font-size-asian="14pt" style:font-size-complex="14pt"/>
    </style:style>
    <style:style style:name="P3" style:family="paragraph" style:parent-style-name="Standard">
      <style:text-properties fo:color="#314004" style:font-name="Times New Roman1" fo:font-size="14pt" style:font-size-asian="14pt" style:font-size-complex="14pt"/>
    </style:style>
    <style:style style:name="P4" style:family="paragraph" style:parent-style-name="Standard" style:list-style-name="L1">
      <style:text-properties fo:color="#314004" style:font-name="Times New Roman1" fo:font-size="14pt" style:font-size-asian="14pt" style:font-size-complex="14pt"/>
    </style:style>
    <style:style style:name="P5" style:family="paragraph" style:parent-style-name="Heading_20_1">
      <style:text-properties fo:color="#c5000b" style:font-name="Times New Roman" fo:font-size="16pt"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Introduzione al framework</text:h>
      <text:p text:style-name="P1"/>
      <text:p text:style-name="P2">Il framework è composto dai seguenti gruppi logici:</text:p>
      <text:list xml:id="list6564736628166213924" text:style-name="L1">
        <text:list-item>
          <text:p text:style-name="P4">Core</text:p>
        </text:list-item>
        <text:list-item>
          <text:p text:style-name="P4">Diagnostic</text:p>
        </text:list-item>
        <text:list-item>
          <text:p text:style-name="P4">Extensions</text:p>
        </text:list-item>
        <text:list-item>
          <text:p text:style-name="P4">Hardware</text:p>
        </text:list-item>
        <text:list-item>
          <text:p text:style-name="P4">IO</text:p>
        </text:list-item>
        <text:list-item>
          <text:p text:style-name="P4">Mathematics</text:p>
        </text:list-item>
        <text:list-item>
          <text:p text:style-name="P4">Signal</text:p>
        </text:list-item>
        <text:list-item>
          <text:p text:style-name="P4">Devices</text:p>
        </text:list-item>
        <text:list-item>
          <text:p text:style-name="P4">Benches</text:p>
        </text:list-item>
        <text:list-item>
          <text:p text:style-name="P4">Instructions</text:p>
        </text:list-item>
        <text:list-item>
          <text:p text:style-name="P4">User interface</text:p>
        </text:list-item>
      </text:list>
      <text:p text:style-name="P2"/>
      <text:p text:style-name="P2">Ognuno di questi gruppi può essere a sua volta suddiviso in dei sottogruppi specializzati nell'implementare una singola funzionalità.</text:p>
      <text:p text:style-name="P2"/>
      <text:p text:style-name="P2">In linea di massima il framework cerca di lavorare il più possibile con una logica ad eventi in modo da alleggerire il più possibile l'overhead richiesto per la scrittura di codice ad alto livell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Senza_20_nome1"><text:soft-page-break/>Utilizzo del framewor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Lucida Sans Unicode" svg:font-family="'Lucida Sans Unicode'" style:font-family-generic="swiss"/>
    <style:font-face style:name="Times New Roman" svg:font-family="'Times New Roman'" style:font-family-generic="roman" style:font-pitch="variable"/>
    <style:font-face style:name="Times New Roman1" svg:font-family="'Times New Roman'" style:font-adornments="Corsivo"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ucida Sans Unicode"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ucida Sans Unicode" style:font-name-complex="Arial2"/>
    </style:style>
    <style:style style:name="Caption" style:family="paragraph" style:parent-style-name="Standard" style:class="extra">
      <style:paragraph-properties fo:margin-top="0.212cm" fo:margin-bottom="0.212cm" text:number-lines="false" text:line-number="0"/>
      <style:text-properties style:font-name="Lucida Sans Unicode"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Lucida Sans Unicode"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za_20_nome1" style:display-name="Senza nome1" style:family="paragraph" style:parent-style-name="Heading_20_1" style:default-outline-level="" style:list-style-name="" style:class="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Footnote" style:page-layout-name="Mpm2">
      <style:header>
        <text:p text:style-name="Header"/>
      </style:header>
    </style:master-page>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one De Grandis</meta:initial-creator>
    <meta:creation-date>2021-08-23T11:37:40.70</meta:creation-date>
    <dc:date>2021-08-24T11:11:48.91</dc:date>
    <dc:creator>Simone De Grandis</dc:creator>
    <meta:editing-duration>PT25M33S</meta:editing-duration>
    <meta:editing-cycles>3</meta:editing-cycles>
    <meta:generator>OpenOffice/4.1.9$Win32 OpenOffice.org_project/419m1$Build-9805</meta:generator>
    <meta:document-statistic meta:table-count="0" meta:image-count="0" meta:object-count="0" meta:page-count="2" meta:paragraph-count="17" meta:word-count="90" meta:character-count="531"/>
  </office:meta>
</office:document-meta>
</file>